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4FA300004BE5000016277232C1F4BFB5624D.svg" manifest:media-type="image/svg+xml"/>
  <manifest:file-entry manifest:full-path="Pictures/10000201000002DE000000D678F72C91BE855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contac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3-13T10:32:51.360854830</dc:date>
    <meta:editing-duration>PT12M24S</meta:editing-duration>
    <meta:editing-cycles>15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2" meta:object-count="0" meta:page-count="1" meta:paragraph-count="21" meta:word-count="105" meta:character-count="861" meta:non-whitespace-character-count="768"/>
  </office:meta>
</office:document-meta>
</file>